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3">
      <style:paragraph-properties fo:text-align="justify" style:justify-single-word="false"/>
    </style:style>
    <style:style style:name="P3" style:family="paragraph" style:parent-style-name="Standard" style:list-style-name="L4">
      <style:paragraph-properties fo:text-align="justify"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Ryan,</text:p>
      <text:p text:style-name="P1"/>
      <text:p text:style-name="P1">I know you are away on holiday so I have divided this email into two parts; urgent matters and general matters. I hope you have time to answer the questions in both sections but if your short on time then please try and answer the questions in the urgent section.</text:p>
      <text:p text:style-name="P1"/>
      <text:p text:style-name="P1">Urgent Matters:</text:p>
      <text:list xml:id="list36493528" text:style-name="L3">
        <text:list-item>
          <text:p text:style-name="P2">We know that you are wanting to carry on with this project after our software hut deadline but as final result to present to our lecturers are you expecting a prototype that has established a connection to your server or just a functional locally hosted version that then will need to be further developed to connect to your server?</text:p>
        </text:list-item>
        <text:list-item>
          <text:p text:style-name="P2">The way we have understood the data is to be stored in 3 subdirectories;</text:p>
          <text:list>
            <text:list-item>
              <text:p text:style-name="P2">The main one containing the jSON data for the routes, e.g. the black ladders file. </text:p>
              <text:p text:style-name="P2">This will also contain links to the following two directories</text:p>
              <text:list>
                <text:list-item>
                  <text:p text:style-name="P2">Image directory: where all image files are stored</text:p>
                </text:list-item>
                <text:list-item>
                  <text:p text:style-name="P2">Vector directory: jSON files for each vector created; points, polygons, lines, etc</text:p>
                </text:list-item>
              </text:list>
            </text:list-item>
            <text:list-item>
              <text:p text:style-name="P2">Does this seem like a suitable approach?</text:p>
            </text:list-item>
          </text:list>
        </text:list-item>
      </text:list>
      <text:p text:style-name="P1"/>
      <text:p text:style-name="P1">Other Matters:</text:p>
      <text:list xml:id="list36504285" text:style-name="L4">
        <text:list-item>
          <text:p text:style-name="P3">We have set up gitHub account in which we have uploaded all our files (currently stored on a members file, but we are hoping to get an organisation repository). If you would like to follow our repository then I shall make a folder called “finished stubs” in which there will be files that you will be able to run and see our progress. </text:p>
          <text:list>
            <text:list-item>
              <text:p text:style-name="P3"><text:a xlink:type="simple" xlink:href="https://github.com/Smouth/TopoEditor">https://github.com/Smouth/TopoEditor</text:a> </text:p>
            </text:list-item>
          </text:list>
        </text:list-item>
        <text:list-item>
          <text:p text:style-name="P3">When we met last you mentioned using jQuery to scan jSON files in order to populate the select boxes. You also mentioned having some examples that you would be able to show us. Due to circumstances we are unlikely to be able to meet soon but it would be of great help if you could provide us with the code for us to analyse. </text:p>
        </text:list-item>
        <text:list-item>
          <text:p text:style-name="P3">We have made some progress with our prototype as you will be able to see once we have uploaded it to the “finished stubs” folder on gitHub but we would like to discuss the progress with you in person. We understand that you are on holiday and that when you get back you will be catching up with work but if we could arrange a meeting at some point that would be great. It doesn’t have to be in Dean street, where ever is convenient for you really.</text:p>
        </text:list-item>
      </text:list>
      <text:p text:style-name="P1"/>
      <text:p text:style-name="P1">Hope you find time to get back to us.</text:p>
      <text:p text:style-name="P1">Tha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n Hilton</meta:initial-creator>
    <meta:creation-date>2012-03-12T15:58:57.92</meta:creation-date>
    <dc:date>2012-03-12T16:58:01.93</dc:date>
    <dc:creator>Sebastian Hilton</dc:creator>
    <meta:editing-duration>PT59M12S</meta:editing-duration>
    <meta:editing-cycles>8</meta:editing-cycles>
    <meta:generator>OpenOffice.org/3.3$Win32 OpenOffice.org_project/330m20$Build-9567</meta:generator>
    <meta:document-statistic meta:table-count="0" meta:image-count="0" meta:object-count="0" meta:page-count="1" meta:paragraph-count="17" meta:word-count="420" meta:character-count="2219"/>
  </office:meta>
</office:document-meta>
</file>